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7834" officeooo:paragraph-rsid="00157834"/>
    </style:style>
    <style:style style:name="P2" style:family="paragraph" style:parent-style-name="Standard">
      <style:text-properties officeooo:rsid="0016bd87" officeooo:paragraph-rsid="0016bd87"/>
    </style:style>
    <style:style style:name="P3" style:family="paragraph" style:parent-style-name="Standard">
      <style:text-properties fo:font-weight="bold" officeooo:rsid="0016bd87" officeooo:paragraph-rsid="0016bd8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6bd87" officeooo:paragraph-rsid="0016bd8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6bd87" officeooo:paragraph-rsid="0016bd8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57834" officeooo:paragraph-rsid="00157834" style:font-size-asian="14pt" style:font-weight-asian="bold" style:font-size-complex="14pt" style:font-weight-complex="bold"/>
    </style:style>
    <style:style style:name="P7" style:family="paragraph" style:parent-style-name="Standard">
      <style:text-properties fo:font-weight="bold" officeooo:rsid="0016bd87" officeooo:paragraph-rsid="0016bd87" style:font-weight-asian="bold" style:font-weight-complex="bold"/>
    </style:style>
    <style:style style:name="T1" style:family="text">
      <style:text-properties officeooo:rsid="0018bc0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WordPress</text:span>Course</text:p>
      <text:p text:style-name="P1"/>
      <text:p text:style-name="P1"/>
      <text:p text:style-name="P4">Section 1 – Intro to <text:span text:style-name="T1">WP</text:span></text:p>
      <text:p text:style-name="P5"/>
      <text:p text:style-name="P2">1.1 – Required Sofware</text:p>
      <text:p text:style-name="P2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23:00:15.053696745</meta:creation-date>
    <dc:date>2017-07-26T22:57:22.201393036</dc:date>
    <meta:editing-duration>PT8M5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9" meta:character-count="60" meta:non-whitespace-character-count="52"/>
  </office:meta>
</office:document-meta>
</file>